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9f9e" officeooo:paragraph-rsid="001c9f9e"/>
    </style:style>
    <style:style style:name="P2" style:family="paragraph" style:parent-style-name="Heading_20_5">
      <style:text-properties officeooo:rsid="001c9f9e" officeooo:paragraph-rsid="001c9f9e"/>
    </style:style>
    <style:style style:name="P3" style:family="paragraph" style:parent-style-name="Text_20_body">
      <style:text-properties officeooo:rsid="001c9f9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itle</text:p>
      <text:p text:style-name="P1">- explain your project in one sentence</text:p>
      <text:p text:style-name="P1">- Card and Thumbnail Image</text:p>
      <text:p text:style-name="P1">- videos and fotos</text:p>
      <text:p text:style-name="P1">- Project description</text:p>
      <text:p text:style-name="P1"/>
      <text:p text:style-name="P1">### Problem Statement -- the problem you're trying to solve, and why you think it's an important or interesting problem to solve</text:p>
      <text:p text:style-name="P1"/>
      <text:p text:style-name="P1">### Why agents? -- Why are agents the right solution to this problem</text:p>
      <text:p text:style-name="P1"/>
      <text:p text:style-name="P1">### What you created -- What's the overall architecture? </text:p>
      <text:p text:style-name="P1"/>
      <text:p text:style-name="P1">### Demo -- Show your solution </text:p>
      <text:p text:style-name="P1"/>
      <text:p text:style-name="P1">### The Build -- How you created it, what tools or technologies you used.</text:p>
      <text:p text:style-name="P1"/>
      <text:p text:style-name="P1">### If I had more time, this is what I'd do</text:p>
      <text:p text:style-name="P1"/>
      <text:h text:style-name="P2" text:outline-level="5">Attachments</text:h>
      <text:p text:style-name="P3">Add links to code, demos and Kaggle files that will help judges understand your project. You can also upload files like code or model weights that are part of your project.</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1T17:26:32.523799078</meta:creation-date>
    <dc:date>2025-11-21T17:30:22.084532308</dc:date>
    <meta:editing-duration>PT3M51S</meta:editing-duration>
    <meta:editing-cycles>1</meta:editing-cycles>
    <meta:document-statistic meta:table-count="0" meta:image-count="0" meta:object-count="0" meta:page-count="1" meta:paragraph-count="13" meta:word-count="128" meta:character-count="693" meta:non-whitespace-character-count="576"/>
    <meta:generator>LibreOffice/25.8.2.2$Linux_X86_64 LibreOffice_project/580$Build-2</meta:generator>
  </office:meta>
</office:document-meta>
</file>